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style:text-underline-style="none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SOUND:water&amp;pl_ANIM:water2&amp;_SLEEP:1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_CUSTOM:CLEAROPENING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SOUND:eggdrop&amp;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SOUND:itemget&amp;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&amp;_FIXTUT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3</text:p>
          </table:table-cell>
          <table:table-cell table:number-columns-repeated="1022"/>
        </table:table-row>
        <table:table-row table:style-name="ro1">
          <table:table-cell office:value-type="string">
            <text:p>bigBotW6</text:p>
          </table:table-cell>
          <table:table-cell table:style-name="ce8" office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>
            <text:p>bigBotW7</text:p>
          </table:table-cell>
          <table:table-cell office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>
            <text:p>bigBotW8</text:p>
          </table:table-cell>
          <table:table-cell office:value-type="string">
            <text:p>_CUSTOM:CLEANBOOM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Mushroom Log</text:p>
          </table:table-cell>
          <table:table-cell table:number-columns-repeated="1022"/>
        </table:table-row>
        <table:table-row table:style-name="ro1">
          <table:table-cell office:value-type="string">
            <text:p>FarmMush0</text:p>
          </table:table-cell>
          <table:table-cell office:value-type="string">
            <text:p>_GIVE:portobello,1&amp;_TEXT:farmMush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_SOUND:itemget&amp;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_SOUND:itemget&amp;_CLEARTARGET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_SOUND:bear&amp;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bearbo_SETTARGET&amp;_CLEARTARGET&amp;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4</text:p>
          </table:table-cell>
          <table:table-cell table:number-columns-repeated="1022"/>
        </table:table-row>
        <table:table-row table:style-name="ro1">
          <table:table-cell office:value-type="string">
            <text:p>rabbit8</text:p>
          </table:table-cell>
          <table:table-cell office:value-type="string">
            <text:p>_STARTTRANSITIONANIM&amp;_BLACKTEXT:rabbit5&amp;_SOUND:fart</text:p>
          </table:table-cell>
          <table:table-cell table:number-columns-repeated="1022"/>
        </table:table-row>
        <table:table-row table:style-name="ro1">
          <table:table-cell office:value-type="string">
            <text:p>rabbit9</text:p>
          </table:table-cell>
          <table:table-cell office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>
            <text:p>rabbit10</text:p>
          </table:table-cell>
          <table:table-cell office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riendToFish')&amp;&amp;player.hasUsedFish()","v":9},{"q":"player.completedQuest('friendToFish')","v":8},{"q":"player.hasUsedFish()","v":5},{"q":"player.hasAchievement('vegan')","v":6},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office:value-type="string">
            <text:p>sadfish5</text:p>
          </table:table-cell>
          <table:table-cell office:value-type="string">
            <text:p>targ_VISIBLE:true&amp;_TEXT:fishyFriendWronged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6</text:p>
          </table:table-cell>
          <table:table-cell office:value-type="string">
            <text:p>targ_VISIBLE:true&amp;_TEXT:fishyFriendGood0</text:p>
          </table:table-cell>
          <table:table-cell table:number-columns-repeated="1022"/>
        </table:table-row>
        <table:table-row table:style-name="ro1">
          <table:table-cell office:value-type="string">
            <text:p>sadfish7</text:p>
          </table:table-cell>
          <table:table-cell office:value-type="string">
            <text:p>_COMPLETEQUEST:friendToFish&amp;targ_VISIBLE:false&amp;_MONEY:5000&amp;_TEXT:fishyFriendGood1&amp;_END</text:p>
          </table:table-cell>
          <table:table-cell table:number-columns-repeated="1022"/>
        </table:table-row>
        <table:table-row table:style-name="ro1">
          <table:table-cell office:value-type="string">
            <text:p>sadfish8</text:p>
          </table:table-cell>
          <table:table-cell office:value-type="string">
            <text:p>targ_VISIBLE:true&amp;_TEXT:fishyFriendBest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9</text:p>
          </table:table-cell>
          <table:table-cell office:value-type="string">
            <text:p>targ_VISIBLE:true&amp;_TEXT:fishyFriendBetrayed&amp;_SETSTATE: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SOUND:itemget&amp;_CHIEVO:limeTime&amp;_COMPLETEQUEST:limeAndTheCoconut&amp;_TAKE:goldegg,1&amp;_GIVE:coconut,2&amp;_TEXT:lime.egg(2-3)&amp;_CUSTOM:GIVEGOL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_SOUND:itemget&amp;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CUSTOM:GIVECROP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SOUND:itemget&amp;_CHIEVO:RAPBATTLE&amp;_COMPLETEQUEST:rapbattle&amp;_TAKE:coconut,1&amp;_GIVE:gmocorn,2&amp;_TEXT:rap.coconut7&amp;_CUSTOM:GIVECRO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>
            <text:p>jeff2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>
            <text:p>jeffW7</text:p>
          </table:table-cell>
          <table:table-cell office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>
            <text:p>jeffW8</text:p>
          </table:table-cell>
          <table:table-cell office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targ_ANIM:Worker&amp;_END&amp;_QUIT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>
            <text:p>workerB4</text:p>
          </table:table-cell>
          <table:table-cell office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9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9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9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9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targ_ISMOVING:false&amp;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9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9" office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9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9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9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9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9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9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SOUND:water&amp;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>
            <text:p>seahelp3</text:p>
          </table:table-cell>
          <table:table-cell office:value-type="string">
            <text:p>smt_ISMOVING:false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9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9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9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targ_ISMOVING:false&amp;_CUSTOM:GIVERICE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SOUND:itemget&amp;_TEXT:pirateMonkG6&amp;_TAKE:gmocorn,1&amp;_SETQUEST:seamonkey,looking&amp;targ_ISMOVING:false&amp;_CUSTOM:GIVEGM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9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SOUND:trayjure&amp;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9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9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SOUND:breakvase&amp;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9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9" office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9" office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9" office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9" office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KelpBoy_ISMOVING:false&amp;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9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SOUND:itemget&amp;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SOUND:itemget&amp;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9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9" office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9" office:value-type="string">
            <text:p>targ_ANIM:Cow1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9" office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9" office:value-type="string">
            <text:p>_SOUND:itemget&amp;_SETQUEST:kelpBoy,gotMilk&amp;targ_ANIM:Cow1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&amp;_CUSTOM:ENDTRANSITION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_COMPLETEQUEST:findFakeFarm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SOUND:jeflaf&amp;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9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9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9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9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9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FarmerJeff_ANIM:Jef&amp;FarmerJeff_ISMOVING:false&amp;HK_ANIM:HOUSEKEEPERTalk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9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FarmerJeff_ANIM:JefTalkS&amp;_TEXT:fakeFarm10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1</text:p>
          </table:table-cell>
          <table:table-cell table:number-columns-repeated="1022"/>
        </table:table-row>
        <table:table-row table:style-name="ro1">
          <table:table-cell office:value-type="string">
            <text:p>exitBarn10</text:p>
          </table:table-cell>
          <table:table-cell office:value-type="string">
            <text:p>FarmerJeff_ANIM:Jef&amp;FarmerJeff_ISMOVING:false&amp;_TEXT:fakeFarm12</text:p>
          </table:table-cell>
          <table:table-cell table:number-columns-repeated="1022"/>
        </table:table-row>
        <table:table-row table:style-name="ro1">
          <table:table-cell office:value-type="string">
            <text:p>exitBarn11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12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FarmerJeff_ANIM:JefTalkS&amp;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9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9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SOUND:itemget&amp;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>
            <text:p>crouton10</text:p>
          </table:table-cell>
          <table:table-cell office:value-type="string">
            <text:p>doggy_ANIM:Crouton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office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table:style-name="ce9" office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3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32</text:p>
          </table:table-cell>
          <table:table-cell office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>
            <text:p>southcity33</text:p>
          </table:table-cell>
          <table:table-cell office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>
            <text:p>southcity34</text:p>
          </table:table-cell>
          <table:table-cell office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>
            <text:p>southcity35</text:p>
          </table:table-cell>
          <table:table-cell office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>
            <text:p>southcity36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37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38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39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40</text:p>
          </table:table-cell>
          <table:table-cell office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41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42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43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9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SOUND:itemget&amp;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9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9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SOUND:itemget&amp;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>
            <text:p>mushman16</text:p>
          </table:table-cell>
          <table:table-cell office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>
            <text:p>mushman17</text:p>
          </table:table-cell>
          <table:table-cell office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9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9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SOUND:itemget&amp;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9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9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9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9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9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9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9" office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SOUND:itemget&amp;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>
            <text:p>brandt3</text:p>
          </table:table-cell>
          <table:table-cell office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9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9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9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9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9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SOUND:door&amp;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OUND:itemget&amp;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9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_SOUND:boom&amp;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SOUND:nerdfall&amp;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SOUND:nerdfall2&amp;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9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>
            <text:p>food2Start3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5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9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SOUND:soybean&amp;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SOUND:soybean&amp;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SOUND:vibrate&amp;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_SOUND:itemget&amp;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9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9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_SOUND:itemget&amp;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SOUND:itemget&amp;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9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9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9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9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SOUND:itemget&amp;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_SOUND:tabletoss&amp;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_SOUND:biff&amp;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17},{"q":"player.techAxis &lt;= 0 &amp;&amp; player.ethicsAxis &lt; 0","v":9},{"q":"true","v":25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ENDCUT:end1,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ENDCUT:end2p,naturalGood1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ENDCUT:end3np,naturalGood2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ENDCUT:end4np,naturalGood3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ENDCUT:end5np,naturalGood4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ENDCUT:end6np,naturalGood5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ENDCUT:end7np,naturalGood6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COMPLETEQUEST:theGame&amp;_COMPLETEQUEST:NG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ENDCUT:end1,naturalBad0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ENDCUT:end2v,naturalBad1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ENDCUT:end3nv,naturalBad2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ENDCUT:end4nv,naturalBad3</text:p>
          </table:table-cell>
          <table:table-cell table:number-columns-repeated="1022"/>
        </table:table-row>
        <table:table-row table:style-name="ro1">
          <table:table-cell office:value-type="string">
            <text:p>theEnd13</text:p>
          </table:table-cell>
          <table:table-cell office:value-type="string">
            <text:p>_ENDCUT:end5nv,naturalBad4</text:p>
          </table:table-cell>
          <table:table-cell table:number-columns-repeated="1022"/>
        </table:table-row>
        <table:table-row table:style-name="ro1">
          <table:table-cell office:value-type="string">
            <text:p>theEnd14</text:p>
          </table:table-cell>
          <table:table-cell office:value-type="string">
            <text:p>_ENDCUT:end6nv,naturalBad5</text:p>
          </table:table-cell>
          <table:table-cell table:number-columns-repeated="1022"/>
        </table:table-row>
        <table:table-row table:style-name="ro1">
          <table:table-cell office:value-type="string">
            <text:p>theEnd15</text:p>
          </table:table-cell>
          <table:table-cell office:value-type="string">
            <text:p>_ENDCUT:end7nv,naturalBad6</text:p>
          </table:table-cell>
          <table:table-cell table:number-columns-repeated="1022"/>
        </table:table-row>
        <table:table-row table:style-name="ro1">
          <table:table-cell office:value-type="string">
            <text:p>theEnd16</text:p>
          </table:table-cell>
          <table:table-cell office:value-type="string">
            <text:p>_COMPLETEQUEST:theGame&amp;_COMPLETEQUEST:NV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7</text:p>
          </table:table-cell>
          <table:table-cell office:value-type="string">
            <text:p>_ENDCUT:end1,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18</text:p>
          </table:table-cell>
          <table:table-cell office:value-type="string">
            <text:p>_ENDCUT:end2p,industrialGood1</text:p>
          </table:table-cell>
          <table:table-cell table:number-columns-repeated="1022"/>
        </table:table-row>
        <table:table-row table:style-name="ro1">
          <table:table-cell office:value-type="string">
            <text:p>theEnd19</text:p>
          </table:table-cell>
          <table:table-cell office:value-type="string">
            <text:p>_ENDCUT:end3ip,industrialGood2</text:p>
          </table:table-cell>
          <table:table-cell table:number-columns-repeated="1022"/>
        </table:table-row>
        <table:table-row table:style-name="ro1">
          <table:table-cell office:value-type="string">
            <text:p>theEnd20</text:p>
          </table:table-cell>
          <table:table-cell office:value-type="string">
            <text:p>_ENDCUT:end4ip,industrialGood3</text:p>
          </table:table-cell>
          <table:table-cell table:number-columns-repeated="1022"/>
        </table:table-row>
        <table:table-row table:style-name="ro1">
          <table:table-cell office:value-type="string">
            <text:p>theEnd21</text:p>
          </table:table-cell>
          <table:table-cell office:value-type="string">
            <text:p>_ENDCUT:end5ip,industrialGood4</text:p>
          </table:table-cell>
          <table:table-cell table:number-columns-repeated="1022"/>
        </table:table-row>
        <table:table-row table:style-name="ro1">
          <table:table-cell office:value-type="string">
            <text:p>theEnd22</text:p>
          </table:table-cell>
          <table:table-cell office:value-type="string">
            <text:p>_ENDCUT:end6ip,industrialGood5</text:p>
          </table:table-cell>
          <table:table-cell table:number-columns-repeated="1022"/>
        </table:table-row>
        <table:table-row table:style-name="ro1">
          <table:table-cell office:value-type="string">
            <text:p>theEnd23</text:p>
          </table:table-cell>
          <table:table-cell office:value-type="string">
            <text:p>_ENDCUT:end7ip,industrialGood6</text:p>
          </table:table-cell>
          <table:table-cell table:number-columns-repeated="1022"/>
        </table:table-row>
        <table:table-row table:style-name="ro1">
          <table:table-cell office:value-type="string">
            <text:p>theEnd24</text:p>
          </table:table-cell>
          <table:table-cell office:value-type="string">
            <text:p>_COMPLETEQUEST:theGame&amp;_COMPLETEQUEST:IG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25</text:p>
          </table:table-cell>
          <table:table-cell office:value-type="string">
            <text:p>_ENDCUT:end1,industrialBad0</text:p>
          </table:table-cell>
          <table:table-cell table:number-columns-repeated="1022"/>
        </table:table-row>
        <table:table-row table:style-name="ro1">
          <table:table-cell office:value-type="string">
            <text:p>theEnd26</text:p>
          </table:table-cell>
          <table:table-cell office:value-type="string">
            <text:p>_ENDCUT:end2v,industrialBad1</text:p>
          </table:table-cell>
          <table:table-cell table:number-columns-repeated="1022"/>
        </table:table-row>
        <table:table-row table:style-name="ro1">
          <table:table-cell office:value-type="string">
            <text:p>theEnd27</text:p>
          </table:table-cell>
          <table:table-cell office:value-type="string">
            <text:p>_ENDCUT:end3iv,industrialBad2</text:p>
          </table:table-cell>
          <table:table-cell table:number-columns-repeated="1022"/>
        </table:table-row>
        <table:table-row table:style-name="ro1">
          <table:table-cell office:value-type="string">
            <text:p>theEnd28</text:p>
          </table:table-cell>
          <table:table-cell office:value-type="string">
            <text:p>_ENDCUT:end4iv,industrialBad3</text:p>
          </table:table-cell>
          <table:table-cell table:number-columns-repeated="1022"/>
        </table:table-row>
        <table:table-row table:style-name="ro1">
          <table:table-cell office:value-type="string">
            <text:p>theEnd29</text:p>
          </table:table-cell>
          <table:table-cell office:value-type="string">
            <text:p>_ENDCUT:end5iv,industrialBad4</text:p>
          </table:table-cell>
          <table:table-cell table:number-columns-repeated="1022"/>
        </table:table-row>
        <table:table-row table:style-name="ro1">
          <table:table-cell office:value-type="string">
            <text:p>theEnd30</text:p>
          </table:table-cell>
          <table:table-cell office:value-type="string">
            <text:p>_ENDCUT:end6iv,industrialBad5</text:p>
          </table:table-cell>
          <table:table-cell table:number-columns-repeated="1022"/>
        </table:table-row>
        <table:table-row table:style-name="ro1">
          <table:table-cell office:value-type="string">
            <text:p>theEnd31</text:p>
          </table:table-cell>
          <table:table-cell office:value-type="string">
            <text:p>_ENDCUT:end7iv,industrialBad6</text:p>
          </table:table-cell>
          <table:table-cell table:number-columns-repeated="1022"/>
        </table:table-row>
        <table:table-row table:style-name="ro1">
          <table:table-cell office:value-type="string">
            <text:p>theEnd32</text:p>
          </table:table-cell>
          <table:table-cell office:value-type="string">
            <text:p>_COMPLETEQUEST:theGame&amp;_COMPLETEQUEST:IV&amp;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>
            <text:p>fixCut0</text:p>
          </table:table-cell>
          <table:table-cell office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>
            <text:p>fixCut1</text:p>
          </table:table-cell>
          <table:table-cell table:style-name="ce9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fixCut2</text:p>
          </table:table-cell>
          <table:table-cell office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>
            <text:p>fixCut3</text:p>
          </table:table-cell>
          <table:table-cell office:value-type="string">
            <text:p>_TEXT:fixTut1&amp;_CUSTOM:STARTFIXTU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Healing Station</text:p>
          </table:table-cell>
          <table:table-cell table:number-columns-repeated="1022"/>
        </table:table-row>
        <table:table-row table:style-name="ro1">
          <table:table-cell office:value-type="string">
            <text:p>healStation0</text:p>
          </table:table-cell>
          <table:table-cell office:value-type="string">
            <text:p>_CUSTOM:HEAL&amp;_TEXT:healingSta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Going Down and Going Up</text:p>
          </table:table-cell>
          <table:table-cell table:number-columns-repeated="1022"/>
        </table:table-row>
        <table:table-row table:style-name="ro1">
          <table:table-cell office:value-type="string">
            <text:p>leaveCave0</text:p>
          </table:table-cell>
          <table:table-cell office:value-type="string">
            <text:p>_TEXT:goUpCave,sYes,sNo</text:p>
          </table:table-cell>
          <table:table-cell table:number-columns-repeated="1022"/>
        </table:table-row>
        <table:table-row table:style-name="ro1">
          <table:table-cell office:value-type="string">
            <text:p>leaveCave1</text:p>
          </table:table-cell>
          <table:table-cell table:style-name="ce9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leave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leaveCave3</text:p>
          </table:table-cell>
          <table:table-cell office:value-type="string">
            <text:p>_CUSTOM:LEAVECAVE</text:p>
          </table:table-cell>
          <table:table-cell table:number-columns-repeated="1022"/>
        </table:table-row>
        <table:table-row table:style-name="ro1">
          <table:table-cell office:value-type="string">
            <text:p>downCave0</text:p>
          </table:table-cell>
          <table:table-cell office:value-type="string">
            <text:p>_TEXT:goDownCave,sYes,sNo</text:p>
          </table:table-cell>
          <table:table-cell table:number-columns-repeated="1022"/>
        </table:table-row>
        <table:table-row table:style-name="ro1">
          <table:table-cell office:value-type="string">
            <text:p>downCave1</text:p>
          </table:table-cell>
          <table:table-cell table:style-name="ce9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down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downCave3</text:p>
          </table:table-cell>
          <table:table-cell office:value-type="string">
            <text:p>_CUSTOM:DOWNCAVE</text:p>
          </table:table-cell>
          <table:table-cell table:number-columns-repeated="1022"/>
        </table:table-row>
        <table:table-row table:style-name="ro1">
          <table:table-cell office:value-type="string">
            <text:p>enterCave0</text:p>
          </table:table-cell>
          <table:table-cell office:value-type="string">
            <text:p>?[{"q":"!player.hasWon()","v":5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nterCave1</text:p>
          </table:table-cell>
          <table:table-cell office:value-type="string">
            <text:p>_TEXT:enterTheCave,sYes,sNo</text:p>
          </table:table-cell>
          <table:table-cell table:number-columns-repeated="1022"/>
        </table:table-row>
        <table:table-row table:style-name="ro1">
          <table:table-cell office:value-type="string">
            <text:p>enterCave2</text:p>
          </table:table-cell>
          <table:table-cell table:style-name="ce9" office:value-type="string">
            <text:p>?[{"q":"d===0","v":4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nterCave3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enterCave4</text:p>
          </table:table-cell>
          <table:table-cell office:value-type="string">
            <text:p>_CUSTOM:ENTERCAVE</text:p>
          </table:table-cell>
          <table:table-cell table:number-columns-repeated="1022"/>
        </table:table-row>
        <table:table-row table:style-name="ro1">
          <table:table-cell office:value-type="string">
            <text:p>enterCave5</text:p>
          </table:table-cell>
          <table:table-cell office:value-type="string">
            <text:p>caveboy_ISMOVING:true&amp;_TEXT:undergroundNotYet</text:p>
          </table:table-cell>
          <table:table-cell table:number-columns-repeated="1022"/>
        </table:table-row>
        <table:table-row table:style-name="ro1">
          <table:table-cell office:value-type="string">
            <text:p>enterCave6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Skyler</text:p>
          </table:table-cell>
          <table:table-cell table:number-columns-repeated="1022"/>
        </table:table-row>
        <table:table-row table:style-name="ro1">
          <table:table-cell office:value-type="string">
            <text:p>caveDive0</text:p>
          </table:table-cell>
          <table:table-cell office:value-type="string">
            <text:p>?[{"q":"!player.hasWon()","v":11},{"q":"player.completedQuest('spokeToCaveMan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caveDive1</text:p>
          </table:table-cell>
          <table:table-cell office:value-type="string">
            <text:p>targ_ISMOVING:true&amp;_COMPLETEQUEST:spokeToCaveMan&amp;_TEXT:underground(0-17)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2</text:p>
          </table:table-cell>
          <table:table-cell office:value-type="string">
            <text:p>targ_ISMOVING:true&amp;_TEXT:undergroundA0,under.A,under.B,under.C</text:p>
          </table:table-cell>
          <table:table-cell table:number-columns-repeated="1022"/>
        </table:table-row>
        <table:table-row table:style-name="ro1">
          <table:table-cell office:value-type="string">
            <text:p>caveDive3</text:p>
          </table:table-cell>
          <table:table-cell table:style-name="ce9" office:value-type="string">
            <text:p>?[{"q":"d===0","v":8},{"q":"d===1","v":5},{"q":"d===2","v":4}]</text:p>
          </table:table-cell>
          <table:table-cell table:number-columns-repeated="1022"/>
        </table:table-row>
        <table:table-row table:style-name="ro1">
          <table:table-cell office:value-type="string">
            <text:p>caveDive4</text:p>
          </table:table-cell>
          <table:table-cell office:value-type="string">
            <text:p>_TEXT:undergroundC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5</text:p>
          </table:table-cell>
          <table:table-cell table:style-name="ce9" office:value-type="string">
            <text:p>?[{"q":"player.caveDepth !== undefined","v":7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caveDive6</text:p>
          </table:table-cell>
          <table:table-cell office:value-type="string">
            <text:p>_TEXT:undergroundB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7</text:p>
          </table:table-cell>
          <table:table-cell office:value-type="string">
            <text:p>_CUSTOM:CAVESTATS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8</text:p>
          </table:table-cell>
          <table:table-cell office:value-type="string">
            <text:p>_TEXT:undergroundA1</text:p>
          </table:table-cell>
          <table:table-cell table:number-columns-repeated="1022"/>
        </table:table-row>
        <table:table-row table:style-name="ro1">
          <table:table-cell office:value-type="string">
            <text:p>caveDive9</text:p>
          </table:table-cell>
          <table:table-cell office:value-type="string">
            <text:p>_TEXT:underground(1-17)</text:p>
          </table:table-cell>
          <table:table-cell table:number-columns-repeated="1022"/>
        </table:table-row>
        <table:table-row table:style-name="ro1">
          <table:table-cell office:value-type="string">
            <text:p>caveDive10</text:p>
          </table:table-cell>
          <table:table-cell office:value-type="string">
            <text:p>targ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Dive11</text:p>
          </table:table-cell>
          <table:table-cell office:value-type="string">
            <text:p>targ_ISMOVING:true&amp;_TEXT:undergroundNotYet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Escape0</text:p>
          </table:table-cell>
          <table:table-cell office:value-type="string">
            <text:p>caveboy_ISMOVING:true&amp;_TEXT:undergroundEscape</text:p>
          </table:table-cell>
          <table:table-cell table:number-columns-repeated="1022"/>
        </table:table-row>
        <table:table-row table:style-name="ro1">
          <table:table-cell office:value-type="string">
            <text:p>caveEscape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Fail0</text:p>
          </table:table-cell>
          <table:table-cell office:value-type="string">
            <text:p>_CUSTOM:CAVEDIED&amp;caveboy_ISMOVING:true&amp;_TEXT:undergroundFail</text:p>
          </table:table-cell>
          <table:table-cell table:number-columns-repeated="1022"/>
        </table:table-row>
        <table:table-row table:style-name="ro1">
          <table:table-cell office:value-type="string">
            <text:p>caveFail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 (Natural Good): Some Gu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MoveIn0</text:p>
          </table:table-cell>
          <table:table-cell table:style-name="ce9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newMoveIn1</text:p>
          </table:table-cell>
          <table:table-cell office:value-type="string">
            <text:p>targ_ISMOVING:true&amp;_TEXT:newMoveIn0&amp;_END</text:p>
          </table:table-cell>
          <table:table-cell table:number-columns-repeated="1022"/>
        </table:table-row>
        <table:table-row table:style-name="ro1">
          <table:table-cell office:value-type="string">
            <text:p>newMoveIn2</text:p>
          </table:table-cell>
          <table:table-cell office:value-type="string">
            <text:p>targ_ISMOVING:true&amp;_TEXT:newMoveIn1&amp;_END</text:p>
          </table:table-cell>
          <table:table-cell table:number-columns-repeated="1022"/>
        </table:table-row>
        <table:table-row table:style-name="ro1">
          <table:table-cell office:value-type="string">
            <text:p>newMoveIn3</text:p>
          </table:table-cell>
          <table:table-cell office:value-type="string">
            <text:p>targ_ISMOVING:true&amp;_TEXT:newMoveIn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Industrial Good)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Recep0</text:p>
          </table:table-cell>
          <table:table-cell office:value-type="string">
            <text:p>recep_ISMOVING:true&amp;_TEXT:newRecep</text:p>
          </table:table-cell>
          <table:table-cell table:number-columns-repeated="1022"/>
        </table:table-row>
        <table:table-row table:style-name="ro1">
          <table:table-cell office:value-type="string">
            <text:p>newRecep1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Natural Bad): Becket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ckettJail0</text:p>
          </table:table-cell>
          <table:table-cell office:value-type="string">
            <text:p>beckJail_ISMOVING:true&amp;_TEXT:beckettJail0</text:p>
          </table:table-cell>
          <table:table-cell table:number-columns-repeated="1022"/>
        </table:table-row>
        <table:table-row table:style-name="ro1">
          <table:table-cell office:value-type="string">
            <text:p>beckettJail1</text:p>
          </table:table-cell>
          <table:table-cell office:value-type="string">
            <text:p>beckJail_ISMOVING:false&amp;_TEXT:beckettJail(1-2)</text:p>
          </table:table-cell>
          <table:table-cell table:number-columns-repeated="1022"/>
        </table:table-row>
        <table:table-row table:style-name="ro1">
          <table:table-cell office:value-type="string">
            <text:p>beckettJail2</text:p>
          </table:table-cell>
          <table:table-cell office:value-type="string">
            <text:p>beckJail_ISMOVING:true&amp;_TEXT:beckettJail3</text:p>
          </table:table-cell>
          <table:table-cell table:number-columns-repeated="1022"/>
        </table:table-row>
        <table:table-row table:style-name="ro1">
          <table:table-cell office:value-type="string">
            <text:p>beckettJail3</text:p>
          </table:table-cell>
          <table:table-cell office:value-type="string">
            <text:p>beckJail_ISMOVING:false&amp;_QUIT&amp;_END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3">09/13/2019</text:date>, <text:time>23:1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9-09-13T23:17:36.14</dc:date>
    <dc:creator>Seab Dinch</dc:creator>
    <meta:editing-duration>P108DT3H11M22S</meta:editing-duration>
    <meta:editing-cycles>838</meta:editing-cycles>
    <meta:generator>OpenOffice/4.1.2$Win32 OpenOffice.org_project/412m3$Build-9782</meta:generator>
    <meta:document-statistic meta:table-count="3" meta:cell-count="1671" meta:object-count="0"/>
  </office:meta>
</office:document-meta>
</file>